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31.13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69.51mm"/>
    </style:style>
    <style:style style:name="co6" style:family="table-column">
      <style:table-column-properties fo:break-before="auto" style:column-width="18.59mm"/>
    </style:style>
    <style:style style:name="co7" style:family="table-column">
      <style:table-column-properties fo:break-before="auto" style:column-width="24.0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amount_type.code</text:p>
          </table:table-cell>
          <table:table-cell office:value-type="string" calcext:value-type="string">
            <text:p>financial_period.period</text:p>
          </table:table-cell>
          <table:table-cell office:value-type="string" calcext:value-type="string">
            <text:p>demarcation.code</text:p>
          </table:table-cell>
          <table:table-cell office:value-type="string" calcext:value-type="string">
            <text:p>item.return_form_structure</text:p>
          </table:table-cell>
          <table:table-cell office:value-type="string" calcext:value-type="string">
            <text:p>item.label</text:p>
          </table:table-cell>
          <table:table-cell office:value-type="string" calcext:value-type="string">
            <text:p>item.code</text:p>
          </table:table-cell>
          <table:table-cell office:value-type="string" calcext:value-type="string">
            <text:p>amount.s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COMMUNITY WEALTH / EQUITY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Community Wealth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Housing Development Fund</text:p>
          </table:table-cell>
          <table:table-cell office:value-type="float" office:value="600" calcext:value-type="float">
            <text:p>600</text:p>
          </table:table-cell>
          <table:table-cell office:value-type="float" office:value="340096439" calcext:value-type="float">
            <text:p>3400964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Reserves</text:p>
          </table:table-cell>
          <table:table-cell office:value-type="float" office:value="300" calcext:value-type="float">
            <text:p>300</text:p>
          </table:table-cell>
          <table:table-cell office:value-type="float" office:value="2664339447" calcext:value-type="float">
            <text:p>26643394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Accumulated Surplus/(Deficit)</text:p>
          </table:table-cell>
          <table:table-cell office:value-type="float" office:value="500" calcext:value-type="float">
            <text:p>500</text:p>
          </table:table-cell>
          <table:table-cell office:value-type="float" office:value="30383070949" calcext:value-type="float">
            <text:p>303830709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Minorities Interests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UD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CPT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Total Community Wealth / Equity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33387506835" calcext:value-type="float">
            <text:p>33387506835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Non-Current Liabiliti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Borrowing</text:p>
          </table:table-cell>
          <table:table-cell office:value-type="float" office:value="900" calcext:value-type="float">
            <text:p>900</text:p>
          </table:table-cell>
          <table:table-cell office:value-type="float" office:value="6048730801" calcext:value-type="float">
            <text:p>60487308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Non-Current Provisions</text:p>
          </table:table-cell>
          <table:table-cell office:value-type="float" office:value="910" calcext:value-type="float">
            <text:p>910</text:p>
          </table:table-cell>
          <table:table-cell office:value-type="float" office:value="6116353748" calcext:value-type="float">
            <text:p>611635374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UD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CPT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Total Non-Current Liabilities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2165084549" calcext:value-type="float">
            <text:p>12165084549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Current Liabilities</text:p>
          </table:table-cell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Consumer Deposits</text:p>
          </table:table-cell>
          <table:table-cell office:value-type="float" office:value="2400" calcext:value-type="float">
            <text:p>2400</text:p>
          </table:table-cell>
          <table:table-cell office:value-type="float" office:value="371252576" calcext:value-type="float">
            <text:p>3712525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Provisions</text:p>
          </table:table-cell>
          <table:table-cell office:value-type="float" office:value="2500" calcext:value-type="float">
            <text:p>2500</text:p>
          </table:table-cell>
          <table:table-cell office:value-type="float" office:value="1074679704" calcext:value-type="float">
            <text:p>10746797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Creditors</text:p>
          </table:table-cell>
          <table:table-cell office:value-type="float" office:value="2600" calcext:value-type="float">
            <text:p>2600</text:p>
          </table:table-cell>
          <table:table-cell office:value-type="float" office:value="5888753717" calcext:value-type="float">
            <text:p>58887537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Conditional Grants and Receipts</text:p>
          </table:table-cell>
          <table:table-cell office:value-type="float" office:value="2610" calcext:value-type="float">
            <text:p>2610</text:p>
          </table:table-cell>
          <table:table-cell office:value-type="float" office:value="1199954707" calcext:value-type="float">
            <text:p>11999547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Bank Overdraft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Borrowing</text:p>
          </table:table-cell>
          <table:table-cell office:value-type="float" office:value="2800" calcext:value-type="float">
            <text:p>2800</text:p>
          </table:table-cell>
          <table:table-cell office:value-type="float" office:value="471326953" calcext:value-type="float">
            <text:p>47132695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UD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CPT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Total Current Liabilities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9005967657" calcext:value-type="float">
            <text:p>9005967657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UD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CPT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Total Net Assets and Liabilities</text:p>
          </table:table-cell>
          <table:table-cell table:style-name="ce1" office:value-type="float" office:value="1650" calcext:value-type="float">
            <text:p>1650</text:p>
          </table:table-cell>
          <table:table-cell table:style-name="ce1" office:value-type="float" office:value="54558559041" calcext:value-type="float">
            <text:p>54558559041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ASSETS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Non-Current Assets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Property Plant and Equipment</text:p>
          </table:table-cell>
          <table:table-cell office:value-type="float" office:value="1300" calcext:value-type="float">
            <text:p>1300</text:p>
          </table:table-cell>
          <table:table-cell office:value-type="float" office:value="37520329974" calcext:value-type="float">
            <text:p>375203299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Non-Current Investments</text:p>
          </table:table-cell>
          <table:table-cell office:value-type="float" office:value="1400" calcext:value-type="float">
            <text:p>1400</text:p>
          </table:table-cell>
          <table:table-cell office:value-type="float" office:value="3540486054" calcext:value-type="float">
            <text:p>35404860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Long-term Receivables</text:p>
          </table:table-cell>
          <table:table-cell office:value-type="float" office:value="1500" calcext:value-type="float">
            <text:p>1500</text:p>
          </table:table-cell>
          <table:table-cell office:value-type="float" office:value="54847627" calcext:value-type="float">
            <text:p>548476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Investment Property</text:p>
          </table:table-cell>
          <table:table-cell office:value-type="float" office:value="1401" calcext:value-type="float">
            <text:p>1401</text:p>
          </table:table-cell>
          <table:table-cell office:value-type="float" office:value="588191390" calcext:value-type="float">
            <text:p>5881913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Investment in Associate</text:p>
          </table:table-cell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Agricultural</text:p>
          </table:table-cell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Biological</text:p>
          </table:table-cell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Intangible</text:p>
          </table:table-cell>
          <table:table-cell office:value-type="float" office:value="1405" calcext:value-type="float">
            <text:p>1405</text:p>
          </table:table-cell>
          <table:table-cell office:value-type="float" office:value="629161235" calcext:value-type="float">
            <text:p>6291612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Other Non-Current Assets</text:p>
          </table:table-cell>
          <table:table-cell office:value-type="float" office:value="1406" calcext:value-type="float">
            <text:p>1406</text:p>
          </table:table-cell>
          <table:table-cell office:value-type="float" office:value="9049691" calcext:value-type="float">
            <text:p>904969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UD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CPT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Total Non-Current Assets</text:p>
          </table:table-cell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42342065971" calcext:value-type="float">
            <text:p>42342065971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Current Assets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Call Investment Deposits</text:p>
          </table:table-cell>
          <table:table-cell office:value-type="float" office:value="2200" calcext:value-type="float">
            <text:p>2200</text:p>
          </table:table-cell>
          <table:table-cell office:value-type="float" office:value="2155177054" calcext:value-type="float">
            <text:p>21551770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Inventory</text:p>
          </table:table-cell>
          <table:table-cell office:value-type="float" office:value="1900" calcext:value-type="float">
            <text:p>1900</text:p>
          </table:table-cell>
          <table:table-cell office:value-type="float" office:value="258532900" calcext:value-type="float">
            <text:p>2585329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Consumer Debtors</text:p>
          </table:table-cell>
          <table:table-cell office:value-type="float" office:value="2000" calcext:value-type="float">
            <text:p>2000</text:p>
          </table:table-cell>
          <table:table-cell office:value-type="float" office:value="5105255104" calcext:value-type="float">
            <text:p>51052551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Other Debtors</text:p>
          </table:table-cell>
          <table:table-cell office:value-type="float" office:value="2010" calcext:value-type="float">
            <text:p>2010</text:p>
          </table:table-cell>
          <table:table-cell office:value-type="float" office:value="876510444" calcext:value-type="float">
            <text:p>8765104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Current Portion Of Long-Term Receivables</text:p>
          </table:table-cell>
          <table:table-cell office:value-type="float" office:value="2100" calcext:value-type="float">
            <text:p>2100</text:p>
          </table:table-cell>
          <table:table-cell office:value-type="float" office:value="17092559" calcext:value-type="float">
            <text:p>170925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Cash</text:p>
          </table:table-cell>
          <table:table-cell office:value-type="float" office:value="1800" calcext:value-type="float">
            <text:p>1800</text:p>
          </table:table-cell>
          <table:table-cell office:value-type="float" office:value="3803925009" calcext:value-type="float">
            <text:p>380392500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UD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CPT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Total Current Assets</text:p>
          </table:table-cell>
          <table:table-cell table:style-name="ce1" office:value-type="float" office:value="2150" calcext:value-type="float">
            <text:p>2150</text:p>
          </table:table-cell>
          <table:table-cell table:style-name="ce1" office:value-type="float" office:value="12216493070" calcext:value-type="float">
            <text:p>12216493070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UD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CPT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Total Assets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54558559041" calcext:value-type="float">
            <text:p>54558559041</text:p>
          </table:table-cell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5:12:36.062028094</meta:creation-date>
    <dc:date>2017-12-05T15:22:00.735758727</dc:date>
    <meta:editing-duration>PT9M25S</meta:editing-duration>
    <meta:editing-cycles>1</meta:editing-cycles>
    <meta:document-statistic meta:table-count="1" meta:cell-count="294" meta:object-count="0"/>
    <meta:generator>LibreOffice/5.1.6.2$Linux_X86_64 LibreOffice_project/10m0$Build-2</meta:generator>
  </office:meta>
</office:document-meta>
</file>